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b2ed" officeooo:paragraph-rsid="0007b2ed"/>
    </style:style>
    <style:style style:name="P2" style:family="paragraph" style:parent-style-name="Standard">
      <style:text-properties fo:color="#ff3333" officeooo:rsid="0007b2ed" officeooo:paragraph-rsid="0007b2ed"/>
    </style:style>
    <style:style style:name="P3" style:family="paragraph" style:parent-style-name="Standard">
      <style:text-properties fo:color="#ff3333" officeooo:rsid="0007b2ed" officeooo:paragraph-rsid="0007b2ed"/>
    </style:style>
    <style:style style:name="P4" style:family="paragraph" style:parent-style-name="Standard">
      <style:text-properties fo:color="#ff3333" officeooo:rsid="0009f683" officeooo:paragraph-rsid="0009f683"/>
    </style:style>
    <style:style style:name="P5" style:family="paragraph" style:parent-style-name="Standard">
      <style:text-properties fo:color="#ff3333" officeooo:rsid="000e2046" officeooo:paragraph-rsid="000e2046"/>
    </style:style>
    <style:style style:name="P6" style:family="paragraph" style:parent-style-name="Standard">
      <style:text-properties fo:color="#ff3333" officeooo:rsid="00135be6" officeooo:paragraph-rsid="00135be6"/>
    </style:style>
    <style:style style:name="P7" style:family="paragraph" style:parent-style-name="Standard">
      <style:text-properties fo:color="#ff3333" officeooo:rsid="00151548" officeooo:paragraph-rsid="00151548"/>
    </style:style>
    <style:style style:name="P8" style:family="paragraph" style:parent-style-name="Standard">
      <style:text-properties fo:color="#ff3333" officeooo:rsid="0015f165" officeooo:paragraph-rsid="0015f165"/>
    </style:style>
    <style:style style:name="P9" style:family="paragraph" style:parent-style-name="Standard">
      <style:text-properties fo:color="#000000" officeooo:rsid="000db832" officeooo:paragraph-rsid="000db832"/>
    </style:style>
    <style:style style:name="T1" style:family="text">
      <style:text-properties fo:color="#ff3333"/>
    </style:style>
    <style:style style:name="T2" style:family="text">
      <style:text-properties officeooo:rsid="000b688c"/>
    </style:style>
    <style:style style:name="T3" style:family="text">
      <style:text-properties officeooo:rsid="000efd15"/>
    </style:style>
    <style:style style:name="T4" style:family="text">
      <style:text-properties officeooo:rsid="0010324c"/>
    </style:style>
    <style:style style:name="T5" style:family="text">
      <style:text-properties officeooo:rsid="0015f16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018/6/14</text:p>
      <text:p text:style-name="P2">parse_option()<text:tab/>in main.cpp</text:p>
      <text:p text:style-name="P1">class Target<text:tab/>in target.h<text:tab/><text:tab/><text:span text:style-name="T1">only have declarations <text:tab/>no definitions</text:span></text:p>
      <text:p text:style-name="P1">2018/6/15</text:p>
      <text:p text:style-name="P1"><text:span text:style-name="T1">tty_init()<text:tab/></text:span>//maybe useless</text:p>
      <text:p text:style-name="P1"/>
      <text:p text:style-name="P1">2018/6/20</text:p>
      <text:p text:style-name="P1"><text:span text:style-name="T1">fatal()<text:tab/></text:span><text:tab/><text:tab/><text:span text:style-name="T1">in errorhandle.cpp</text:span></text:p>
      <text:p text:style-name="P1"/>
      <text:p text:style-name="P1">in class Target:</text:p>
      <text:p text:style-name="P1">timing.h timeout_info is used <text:tab/><text:tab/>target <text:tab/><text:tab/>ok</text:p>
      <text:p text:style-name="P2">timing.cpp scan_performance_vars::init()</text:p>
      <text:p text:style-name="P1"/>
      <text:p text:style-name="P1">2018/6/21</text:p>
      <text:p text:style-name="P1">go on class Target</text:p>
      <text:p text:style-name="P1">complete some undeclared types</text:p>
      <text:p text:style-name="P1">seq_info<text:tab/>osscan.h <text:tab/>ok</text:p>
      <text:p text:style-name="P1">enum dist_calc_method<text:tab/>ok</text:p>
      <text:p text:style-name="P2">FingerPrintResults<text:tab/>just add an empty class, remain to fill<text:tab/>(FingerPrintResults.h)</text:p>
      <text:p text:style-name="P2">PortList<text:tab/>empty class, remain to fill (portlist.h)</text:p>
      <text:p text:style-name="P1">probespec<text:tab/>structure (scan_engine.h)</text:p>
      <text:p text:style-name="P1">std::list &lt;TracerouteHop&gt;<text:tab/>useless</text:p>
      <text:p text:style-name="P1">state_reason_t<text:tab/>(portreasons.h)<text:tab/>ok</text:p>
      <text:p text:style-name="P1"/>
      <text:p text:style-name="P1">complete scanops</text:p>
      <text:p text:style-name="P1">to be continued</text:p>
      <text:p text:style-name="P1"/>
      <text:p text:style-name="P1">2018/6/22</text:p>
      <text:p text:style-name="P1">FingerPrintDB <text:tab/>osscan.h <text:tab/>ok</text:p>
      <text:p text:style-name="P1">FingerMatch<text:tab/><text:tab/>osscan.h <text:tab/>ok</text:p>
      <text:p text:style-name="P1">inet_ntop_ez<text:tab/>base.cpp<text:tab/><text:tab/>ok</text:p>
      <text:p text:style-name="P1"/>
      <text:p text:style-name="P1">2018/6/23</text:p>
      <text:p text:style-name="P1">construction of Target and ScanOps</text:p>
      <text:p text:style-name="P2">get_random_uint()<text:tab/>base.cpp</text:p>
      <text:p text:style-name="P2"/>
      <text:p text:style-name="P2"/>
      <text:p text:style-name="P4">const char *FingerPrintResults::OmitSubmissionFP() <text:s/><text:span text:style-name="T2">FigurePrintResult.cpp</text:span></text:p>
      <text:p text:style-name="P9">virtual const char *merge_fpr(const Target *currenths, bool isGoodFP, bool wrapit) const = 0; <text:s text:c="2"/><text:span text:style-name="T4">ok</text:span></text:p>
      <text:p text:style-name="P5">const char *mergeFPs() <text:s text:c="4"/><text:span text:style-name="T3">osscan.cpp</text:span></text:p>
      <text:p text:style-name="P5"/>
      <text:p text:style-name="P8">2018/6/24</text:p>
      <text:p text:style-name="P6">Port::Port() {</text:p>
      <text:p text:style-name="P6"><text:s text:c="2"/>//state_reason_init(&amp;reason); <text:s/>need realise it </text:p>
      <text:p text:style-name="P6">}</text:p>
      <text:p text:style-name="P6"/>
      <text:p text:style-name="P7">void Port::freeService(bool del_service) {} portlist.cpp</text:p>
      <text:p text:style-name="P7">void Port::getNmapServiceName(char *namebuf, int buflen) const{} <text:s text:c="2"/><text:span text:style-name="T5">portlist.cp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00:10:39.079936307</meta:creation-date>
    <dc:date>2018-06-24T09:55:50.997395106</dc:date>
    <meta:editing-duration>PT1H13M42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38" meta:word-count="138" meta:character-count="1205" meta:non-whitespace-character-count="1078"/>
  </office:meta>
</office:document-meta>
</file>